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3465a4" loext:opacity="100%"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3465a4" loext:opacity="100%"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CEL LINK</text:p>
      <text:p text:style-name="P1"/>
      <text:p text:style-name="P3">https://finbuddy-korisnicka-sucelja.vercel.app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8T16:26:17.228461565</meta:creation-date>
    <dc:date>2025-12-18T16:29:24.510647908</dc:date>
    <meta:editing-duration>PT3M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2" meta:word-count="3" meta:character-count="58" meta:non-whitespace-character-count="57"/>
  </office:meta>
</office:document-meta>
</file>